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w" table:style-name="ta1">
        <table:shapes>
          <draw:frame draw:z-index="0" draw:style-name="gr1" draw:text-style-name="P1" svg:width="453.83pt" svg:height="255.23pt" svg:x="424.97pt" svg:y="359.91pt">
            <draw:object draw:notify-on-update-of-ranges="row.H1:row.H1 row.H2:row.H25 row.I1:row.I1 row.I2:row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Avg Interval</text:p>
          </table:table-cell>
          <table:table-cell office:value-type="string" calcext:value-type="string">
            <text:p>Avg Tx Hi</text:p>
          </table:table-cell>
          <table:table-cell office:value-type="string" calcext:value-type="string">
            <text:p>Avg Tx Lo</text:p>
          </table:table-cell>
          <table:table-cell office:value-type="string" calcext:value-type="string">
            <text:p>Delivery Ratio Hi</text:p>
          </table:table-cell>
          <table:table-cell office:value-type="string" calcext:value-type="string">
            <text:p>Delivery Ratio L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1124059" calcext:value-type="float">
            <text:p>1124059</text:p>
          </table:table-cell>
          <table:table-cell office:value-type="float" office:value="929" calcext:value-type="float">
            <text:p>929</text:p>
          </table:table-cell>
          <table:table-cell office:value-type="float" office:value="960.83" calcext:value-type="float">
            <text:p>960.83</text:p>
          </table:table-cell>
          <table:table-cell office:value-type="float" office:value="117563.35" calcext:value-type="float">
            <text:p>117563.35</text:p>
          </table:table-cell>
          <table:table-cell office:value-type="float" office:value="121676.42" calcext:value-type="float">
            <text:p>121676.4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2" calcext:value-type="float">
            <text:p>132</text:p>
          </table:table-cell>
          <table:table-cell office:value-type="float" office:value="2107323" calcext:value-type="float">
            <text:p>2107323</text:p>
          </table:table-cell>
          <table:table-cell office:value-type="float" office:value="868" calcext:value-type="float">
            <text:p>868</text:p>
          </table:table-cell>
          <table:table-cell office:value-type="float" office:value="2334.63" calcext:value-type="float">
            <text:p>2334.63</text:p>
          </table:table-cell>
          <table:table-cell office:value-type="float" office:value="123128.89" calcext:value-type="float">
            <text:p>123128.89</text:p>
          </table:table-cell>
          <table:table-cell office:value-type="float" office:value="122938.83" calcext:value-type="float">
            <text:p>122938.83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5" calcext:value-type="float">
            <text:p>195</text:p>
          </table:table-cell>
          <table:table-cell office:value-type="float" office:value="3110904" calcext:value-type="float">
            <text:p>3110904</text:p>
          </table:table-cell>
          <table:table-cell office:value-type="float" office:value="805" calcext:value-type="float">
            <text:p>805</text:p>
          </table:table-cell>
          <table:table-cell office:value-type="float" office:value="2722.52" calcext:value-type="float">
            <text:p>2722.52</text:p>
          </table:table-cell>
          <table:table-cell office:value-type="float" office:value="123575.95" calcext:value-type="float">
            <text:p>123575.95</text:p>
          </table:table-cell>
          <table:table-cell office:value-type="float" office:value="123646.46" calcext:value-type="float">
            <text:p>123646.46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4115392" calcext:value-type="float">
            <text:p>4115392</text:p>
          </table:table-cell>
          <table:table-cell office:value-type="float" office:value="742" calcext:value-type="float">
            <text:p>742</text:p>
          </table:table-cell>
          <table:table-cell office:value-type="float" office:value="3837.11" calcext:value-type="float">
            <text:p>3837.11</text:p>
          </table:table-cell>
          <table:table-cell office:value-type="float" office:value="122977.4" calcext:value-type="float">
            <text:p>122977.4</text:p>
          </table:table-cell>
          <table:table-cell office:value-type="float" office:value="124062.32" calcext:value-type="float">
            <text:p>124062.3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21" calcext:value-type="float">
            <text:p>321</text:p>
          </table:table-cell>
          <table:table-cell office:value-type="float" office:value="5113741" calcext:value-type="float">
            <text:p>5113741</text:p>
          </table:table-cell>
          <table:table-cell office:value-type="float" office:value="679" calcext:value-type="float">
            <text:p>679</text:p>
          </table:table-cell>
          <table:table-cell office:value-type="float" office:value="5442.85" calcext:value-type="float">
            <text:p>5442.85</text:p>
          </table:table-cell>
          <table:table-cell office:value-type="float" office:value="123076.73" calcext:value-type="float">
            <text:p>123076.73</text:p>
          </table:table-cell>
          <table:table-cell office:value-type="float" office:value="123262.75" calcext:value-type="float">
            <text:p>123262.75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82" calcext:value-type="float">
            <text:p>382</text:p>
          </table:table-cell>
          <table:table-cell office:value-type="float" office:value="6123706" calcext:value-type="float">
            <text:p>6123706</text:p>
          </table:table-cell>
          <table:table-cell office:value-type="float" office:value="618" calcext:value-type="float">
            <text:p>618</text:p>
          </table:table-cell>
          <table:table-cell office:value-type="float" office:value="6199.78" calcext:value-type="float">
            <text:p>6199.78</text:p>
          </table:table-cell>
          <table:table-cell office:value-type="float" office:value="123383.23" calcext:value-type="float">
            <text:p>123383.23</text:p>
          </table:table-cell>
          <table:table-cell office:value-type="float" office:value="123683.81" calcext:value-type="float">
            <text:p>123683.81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47" calcext:value-type="float">
            <text:p>447</text:p>
          </table:table-cell>
          <table:table-cell office:value-type="float" office:value="7130512" calcext:value-type="float">
            <text:p>7130512</text:p>
          </table:table-cell>
          <table:table-cell office:value-type="float" office:value="553" calcext:value-type="float">
            <text:p>553</text:p>
          </table:table-cell>
          <table:table-cell office:value-type="float" office:value="6788.26" calcext:value-type="float">
            <text:p>6788.26</text:p>
          </table:table-cell>
          <table:table-cell office:value-type="float" office:value="122577.59" calcext:value-type="float">
            <text:p>122577.59</text:p>
          </table:table-cell>
          <table:table-cell office:value-type="float" office:value="122509.66" calcext:value-type="float">
            <text:p>122509.66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8" calcext:value-type="float">
            <text:p>508</text:p>
          </table:table-cell>
          <table:table-cell office:value-type="float" office:value="8113570" calcext:value-type="float">
            <text:p>8113570</text:p>
          </table:table-cell>
          <table:table-cell office:value-type="float" office:value="492" calcext:value-type="float">
            <text:p>492</text:p>
          </table:table-cell>
          <table:table-cell office:value-type="float" office:value="7802.88" calcext:value-type="float">
            <text:p>7802.88</text:p>
          </table:table-cell>
          <table:table-cell office:value-type="float" office:value="122948.39" calcext:value-type="float">
            <text:p>122948.39</text:p>
          </table:table-cell>
          <table:table-cell office:value-type="float" office:value="121930.79" calcext:value-type="float">
            <text:p>121930.7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72" calcext:value-type="float">
            <text:p>572</text:p>
          </table:table-cell>
          <table:table-cell office:value-type="float" office:value="9124303" calcext:value-type="float">
            <text:p>9124303</text:p>
          </table:table-cell>
          <table:table-cell office:value-type="float" office:value="428" calcext:value-type="float">
            <text:p>428</text:p>
          </table:table-cell>
          <table:table-cell office:value-type="float" office:value="9645.85" calcext:value-type="float">
            <text:p>9645.85</text:p>
          </table:table-cell>
          <table:table-cell office:value-type="float" office:value="121550.48" calcext:value-type="float">
            <text:p>121550.48</text:p>
          </table:table-cell>
          <table:table-cell office:value-type="float" office:value="121696.27" calcext:value-type="float">
            <text:p>121696.27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office:value-type="float" office:value="10118819" calcext:value-type="float">
            <text:p>10118819</text:p>
          </table:table-cell>
          <table:table-cell office:value-type="float" office:value="368" calcext:value-type="float">
            <text:p>368</text:p>
          </table:table-cell>
          <table:table-cell office:value-type="float" office:value="10138.15" calcext:value-type="float">
            <text:p>10138.15</text:p>
          </table:table-cell>
          <table:table-cell office:value-type="float" office:value="121585.12" calcext:value-type="float">
            <text:p>121585.12</text:p>
          </table:table-cell>
          <table:table-cell office:value-type="float" office:value="121794.27" calcext:value-type="float">
            <text:p>121794.2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93" calcext:value-type="float">
            <text:p>693</text:p>
          </table:table-cell>
          <table:table-cell office:value-type="float" office:value="11087119" calcext:value-type="float">
            <text:p>11087119</text:p>
          </table:table-cell>
          <table:table-cell office:value-type="float" office:value="307" calcext:value-type="float">
            <text:p>307</text:p>
          </table:table-cell>
          <table:table-cell office:value-type="float" office:value="10750" calcext:value-type="float">
            <text:p>10750</text:p>
          </table:table-cell>
          <table:table-cell office:value-type="float" office:value="120805.95" calcext:value-type="float">
            <text:p>120805.95</text:p>
          </table:table-cell>
          <table:table-cell office:value-type="float" office:value="121133.32" calcext:value-type="float">
            <text:p>121133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60" calcext:value-type="float">
            <text:p>760</text:p>
          </table:table-cell>
          <table:table-cell office:value-type="float" office:value="12133234" calcext:value-type="float">
            <text:p>12133234</text:p>
          </table:table-cell>
          <table:table-cell office:value-type="float" office:value="240" calcext:value-type="float">
            <text:p>240</text:p>
          </table:table-cell>
          <table:table-cell office:value-type="float" office:value="12062.09" calcext:value-type="float">
            <text:p>12062.09</text:p>
          </table:table-cell>
          <table:table-cell office:value-type="float" office:value="119523.28" calcext:value-type="float">
            <text:p>119523.28</text:p>
          </table:table-cell>
          <table:table-cell office:value-type="float" office:value="119644.27" calcext:value-type="float">
            <text:p>119644.27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19" calcext:value-type="float">
            <text:p>819</text:p>
          </table:table-cell>
          <table:table-cell office:value-type="float" office:value="13067811" calcext:value-type="float">
            <text:p>13067811</text:p>
          </table:table-cell>
          <table:table-cell office:value-type="float" office:value="181" calcext:value-type="float">
            <text:p>181</text:p>
          </table:table-cell>
          <table:table-cell office:value-type="float" office:value="12641.8" calcext:value-type="float">
            <text:p>12641.8</text:p>
          </table:table-cell>
          <table:table-cell office:value-type="float" office:value="118422.04" calcext:value-type="float">
            <text:p>118422.04</text:p>
          </table:table-cell>
          <table:table-cell office:value-type="float" office:value="118525.57" calcext:value-type="float">
            <text:p>118525.57</text:p>
          </table:table-cell>
          <table:table-cell table:number-columns-repeated="2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14063364" calcext:value-type="float">
            <text:p>14063364</text:p>
          </table:table-cell>
          <table:table-cell office:value-type="float" office:value="120" calcext:value-type="float">
            <text:p>120</text:p>
          </table:table-cell>
          <table:table-cell office:value-type="float" office:value="13816.2" calcext:value-type="float">
            <text:p>13816.2</text:p>
          </table:table-cell>
          <table:table-cell office:value-type="float" office:value="117422.51" calcext:value-type="float">
            <text:p>117422.51</text:p>
          </table:table-cell>
          <table:table-cell office:value-type="float" office:value="117584.62" calcext:value-type="float">
            <text:p>117584.62</text:p>
          </table:table-cell>
          <table:table-cell table:number-columns-repeated="2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41" calcext:value-type="float">
            <text:p>941</text:p>
          </table:table-cell>
          <table:table-cell office:value-type="float" office:value="15068594" calcext:value-type="float">
            <text:p>15068594</text:p>
          </table:table-cell>
          <table:table-cell office:value-type="float" office:value="59" calcext:value-type="float">
            <text:p>59</text:p>
          </table:table-cell>
          <table:table-cell office:value-type="float" office:value="14551.81" calcext:value-type="float">
            <text:p>14551.81</text:p>
          </table:table-cell>
          <table:table-cell office:value-type="float" office:value="114177.39" calcext:value-type="float">
            <text:p>114177.39</text:p>
          </table:table-cell>
          <table:table-cell office:value-type="float" office:value="114270.2" calcext:value-type="float">
            <text:p>114270.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010028" calcext:value-type="float">
            <text:p>16010028</text:p>
          </table:table-cell>
          <table:table-cell office:value-type="float" office:value="0" calcext:value-type="float">
            <text:p>0</text:p>
          </table:table-cell>
          <table:table-cell office:value-type="float" office:value="16538.47" calcext:value-type="float">
            <text:p>16538.47</text:p>
          </table:table-cell>
          <table:table-cell office:value-type="float" office:value="19006.19" calcext:value-type="float">
            <text:p>19006.19</text:p>
          </table:table-cell>
          <table:table-cell office:value-type="float" office:value="19082.66" calcext:value-type="float">
            <text:p>19082.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20631" calcext:value-type="float">
            <text:p>17020631</text:p>
          </table:table-cell>
          <table:table-cell office:value-type="float" office:value="0" calcext:value-type="float">
            <text:p>0</text:p>
          </table:table-cell>
          <table:table-cell office:value-type="float" office:value="16714.35" calcext:value-type="float">
            <text:p>16714.35</text:p>
          </table:table-cell>
          <table:table-cell office:value-type="float" office:value="8396.84" calcext:value-type="float">
            <text:p>8396.84</text:p>
          </table:table-cell>
          <table:table-cell office:value-type="float" office:value="8403.28" calcext:value-type="float">
            <text:p>8403.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976775" calcext:value-type="float">
            <text:p>17976775</text:p>
          </table:table-cell>
          <table:table-cell office:value-type="float" office:value="0" calcext:value-type="float">
            <text:p>0</text:p>
          </table:table-cell>
          <table:table-cell office:value-type="float" office:value="18284.71" calcext:value-type="float">
            <text:p>18284.71</text:p>
          </table:table-cell>
          <table:table-cell office:value-type="float" office:value="8331.31" calcext:value-type="float">
            <text:p>8331.31</text:p>
          </table:table-cell>
          <table:table-cell office:value-type="float" office:value="8242.85" calcext:value-type="float">
            <text:p>8242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88851" calcext:value-type="float">
            <text:p>18988851</text:p>
          </table:table-cell>
          <table:table-cell office:value-type="float" office:value="0" calcext:value-type="float">
            <text:p>0</text:p>
          </table:table-cell>
          <table:table-cell office:value-type="float" office:value="18406.98" calcext:value-type="float">
            <text:p>18406.98</text:p>
          </table:table-cell>
          <table:table-cell office:value-type="float" office:value="8172.58" calcext:value-type="float">
            <text:p>8172.58</text:p>
          </table:table-cell>
          <table:table-cell office:value-type="float" office:value="8231.55" calcext:value-type="float">
            <text:p>8231.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995781" calcext:value-type="float">
            <text:p>19995781</text:p>
          </table:table-cell>
          <table:table-cell office:value-type="float" office:value="0" calcext:value-type="float">
            <text:p>0</text:p>
          </table:table-cell>
          <table:table-cell office:value-type="float" office:value="19698.89" calcext:value-type="float">
            <text:p>19698.89</text:p>
          </table:table-cell>
          <table:table-cell office:value-type="float" office:value="8251.26" calcext:value-type="float">
            <text:p>8251.26</text:p>
          </table:table-cell>
          <table:table-cell office:value-type="float" office:value="8245.83" calcext:value-type="float">
            <text:p>8245.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95565" calcext:value-type="float">
            <text:p>20995565</text:p>
          </table:table-cell>
          <table:table-cell office:value-type="float" office:value="0" calcext:value-type="float">
            <text:p>0</text:p>
          </table:table-cell>
          <table:table-cell office:value-type="float" office:value="21127.37" calcext:value-type="float">
            <text:p>21127.37</text:p>
          </table:table-cell>
          <table:table-cell office:value-type="float" office:value="8260.93" calcext:value-type="float">
            <text:p>8260.93</text:p>
          </table:table-cell>
          <table:table-cell office:value-type="float" office:value="8384.86" calcext:value-type="float">
            <text:p>8384.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70033" calcext:value-type="float">
            <text:p>21970033</text:p>
          </table:table-cell>
          <table:table-cell office:value-type="float" office:value="0" calcext:value-type="float">
            <text:p>0</text:p>
          </table:table-cell>
          <table:table-cell office:value-type="float" office:value="22105.22" calcext:value-type="float">
            <text:p>22105.22</text:p>
          </table:table-cell>
          <table:table-cell office:value-type="float" office:value="8082.74" calcext:value-type="float">
            <text:p>8082.74</text:p>
          </table:table-cell>
          <table:table-cell office:value-type="float" office:value="7983.89" calcext:value-type="float">
            <text:p>7983.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996051" calcext:value-type="float">
            <text:p>22996051</text:p>
          </table:table-cell>
          <table:table-cell office:value-type="float" office:value="0" calcext:value-type="float">
            <text:p>0</text:p>
          </table:table-cell>
          <table:table-cell office:value-type="float" office:value="23178.32" calcext:value-type="float">
            <text:p>23178.32</text:p>
          </table:table-cell>
          <table:table-cell office:value-type="float" office:value="8006.32" calcext:value-type="float">
            <text:p>8006.32</text:p>
          </table:table-cell>
          <table:table-cell office:value-type="float" office:value="8221.67" calcext:value-type="float">
            <text:p>8221.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947621" calcext:value-type="float">
            <text:p>23947621</text:p>
          </table:table-cell>
          <table:table-cell office:value-type="float" office:value="0" calcext:value-type="float">
            <text:p>0</text:p>
          </table:table-cell>
          <table:table-cell office:value-type="float" office:value="24315.32" calcext:value-type="float">
            <text:p>24315.32</text:p>
          </table:table-cell>
          <table:table-cell office:value-type="float" office:value="8992.11" calcext:value-type="float">
            <text:p>8992.11</text:p>
          </table:table-cell>
          <table:table-cell office:value-type="float" office:value="7480.62" calcext:value-type="float">
            <text:p>7480.6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2:55:03.76971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12:57:03.097491136</dc:date>
    <meta:editing-duration>PT3M19S</meta:editing-duration>
    <meta:editing-cycles>2</meta:editing-cycles>
    <meta:generator>LibreOffice/6.0.7.3$Linux_X86_64 LibreOffice_project/00m0$Build-3</meta:generator>
    <meta:document-statistic meta:table-count="1" meta:cell-count="2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legend chart:legend-position="end" svg:x="13.079cm" svg:y="3.954cm" style:legend-expansion="high" chart:style-name="ch2"/>
        <chart:plot-area chart:style-name="ch3" table:cell-range-address="row.H1:row.I25" chart:data-source-has-labels="row" svg:x="0.32cm" svg:y="0.18cm" svg:width="12.439cm" svg:height="8.645cm">
          <chartooo:coordinate-region svg:x="1.497cm" svg:y="0.379cm" svg:width="10.8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w.H2:row.H25" chart:label-cell-address="row.H1:row.H1" chart:class="chart:line">
            <chart:data-point chart:repeated="24"/>
          </chart:series>
          <chart:series chart:style-name="ch7" chart:values-cell-range-address="row.I2:row.I25" chart:label-cell-address="row.I1:row.I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x Hi</text:p>
                <draw:g>
                  <svg:desc>row.H1:row.H1</svg:desc>
                </draw:g>
              </table:table-cell>
              <table:table-cell office:value-type="string">
                <text:p>Avg Tx Lo</text:p>
                <draw:g>
                  <svg:desc>row.I1:row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563.35">
                <text:p>117563.35</text:p>
                <draw:g>
                  <svg:desc>row.H2:row.H25</svg:desc>
                </draw:g>
              </table:table-cell>
              <table:table-cell office:value-type="float" office:value="121676.42">
                <text:p>121676.42</text:p>
                <draw:g>
                  <svg:desc>row.I2:row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128.89">
                <text:p>123128.89</text:p>
              </table:table-cell>
              <table:table-cell office:value-type="float" office:value="122938.83">
                <text:p>122938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575.95">
                <text:p>123575.95</text:p>
              </table:table-cell>
              <table:table-cell office:value-type="float" office:value="123646.46">
                <text:p>123646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977.4">
                <text:p>122977.4</text:p>
              </table:table-cell>
              <table:table-cell office:value-type="float" office:value="124062.32">
                <text:p>124062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076.73">
                <text:p>123076.73</text:p>
              </table:table-cell>
              <table:table-cell office:value-type="float" office:value="123262.75">
                <text:p>12326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383.23">
                <text:p>123383.23</text:p>
              </table:table-cell>
              <table:table-cell office:value-type="float" office:value="123683.81">
                <text:p>123683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577.59">
                <text:p>122577.59</text:p>
              </table:table-cell>
              <table:table-cell office:value-type="float" office:value="122509.66">
                <text:p>12250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948.39">
                <text:p>122948.39</text:p>
              </table:table-cell>
              <table:table-cell office:value-type="float" office:value="121930.79">
                <text:p>12193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550.48">
                <text:p>121550.48</text:p>
              </table:table-cell>
              <table:table-cell office:value-type="float" office:value="121696.27">
                <text:p>121696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585.12">
                <text:p>121585.12</text:p>
              </table:table-cell>
              <table:table-cell office:value-type="float" office:value="121794.27">
                <text:p>121794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805.95">
                <text:p>120805.95</text:p>
              </table:table-cell>
              <table:table-cell office:value-type="float" office:value="121133.32">
                <text:p>121133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523.28">
                <text:p>119523.28</text:p>
              </table:table-cell>
              <table:table-cell office:value-type="float" office:value="119644.27">
                <text:p>119644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422.04">
                <text:p>118422.04</text:p>
              </table:table-cell>
              <table:table-cell office:value-type="float" office:value="118525.57">
                <text:p>118525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22.51">
                <text:p>117422.51</text:p>
              </table:table-cell>
              <table:table-cell office:value-type="float" office:value="117584.62">
                <text:p>117584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177.39">
                <text:p>114177.39</text:p>
              </table:table-cell>
              <table:table-cell office:value-type="float" office:value="114270.2">
                <text:p>11427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6.19">
                <text:p>19006.19</text:p>
              </table:table-cell>
              <table:table-cell office:value-type="float" office:value="19082.66">
                <text:p>19082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96.84">
                <text:p>8396.84</text:p>
              </table:table-cell>
              <table:table-cell office:value-type="float" office:value="8403.28">
                <text:p>8403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31.31">
                <text:p>8331.31</text:p>
              </table:table-cell>
              <table:table-cell office:value-type="float" office:value="8242.85">
                <text:p>8242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72.58">
                <text:p>8172.58</text:p>
              </table:table-cell>
              <table:table-cell office:value-type="float" office:value="8231.55">
                <text:p>8231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51.26">
                <text:p>8251.26</text:p>
              </table:table-cell>
              <table:table-cell office:value-type="float" office:value="8245.83">
                <text:p>8245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60.93">
                <text:p>8260.93</text:p>
              </table:table-cell>
              <table:table-cell office:value-type="float" office:value="8384.86">
                <text:p>8384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82.74">
                <text:p>8082.74</text:p>
              </table:table-cell>
              <table:table-cell office:value-type="float" office:value="7983.89">
                <text:p>7983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6.32">
                <text:p>8006.32</text:p>
              </table:table-cell>
              <table:table-cell office:value-type="float" office:value="8221.67">
                <text:p>8221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92.11">
                <text:p>8992.11</text:p>
              </table:table-cell>
              <table:table-cell office:value-type="float" office:value="7480.62">
                <text:p>748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